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P2" style:family="paragraph" style:parent-style-name="Standard">
      <style:text-properties fo:font-size="12pt" fo:font-style="normal" style:font-size-asian="10.5pt" style:font-style-asian="normal" style:font-size-complex="12pt" style:font-style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Manual de Usuario.</text:p>
      <text:p text:style-name="P1"><text:tab/><text:tab/>*comandos, opciones, q no importa el orden, defualts, nombre con el q se guardan las iamgenes, tipos de imagen soportados, ARREGLAR EL SEGFAULTTT, resumen del partido contra Gha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04T12:07:22</meta:creation-date>
    <meta:document-statistic meta:table-count="0" meta:image-count="0" meta:object-count="0" meta:page-count="1" meta:paragraph-count="2" meta:word-count="31" meta:character-count="201"/>
    <dc:date>2009-10-04T12:08:12</dc:date>
    <meta:editing-duration>PT00H00M50S</meta:editing-duration>
    <meta:editing-cycles>1</meta:editing-cycles>
    <meta:generator>OpenOffice.org/3.0$Linux OpenOffice.org_project/300m15$Build-9379</meta:generator>
  </office:meta>
</office:document-meta>
</file>